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svg:font-family="'Noto Serif'" style:font-family-generic="roman"/>
    <style:font-face style:name="FreeSans1" svg:font-family="FreeSans" style:font-family-generic="swiss"/>
    <style:font-face style:name="Noto Sans" svg:font-family="'Noto Sans'" style:font-family-generic="swiss"/>
    <style:font-face style:name="Source Code Pro" svg:font-family="'Source Code Pro'" style:font-adornments="Normal" style:font-pitch="fixed"/>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margin-top="0cm" fo:margin-bottom="0cm" loext:contextual-spacing="false" fo:break-before="page"/>
      <style:text-properties officeooo:rsid="001960ba" officeooo:paragraph-rsid="002025f6"/>
    </style:style>
    <style:style style:name="P2" style:family="paragraph" style:parent-style-name="Standard">
      <style:paragraph-properties fo:margin-top="0cm" fo:margin-bottom="0cm" loext:contextual-spacing="false" fo:break-before="page"/>
      <style:text-properties officeooo:rsid="001960ba" officeooo:paragraph-rsid="00221611"/>
    </style:style>
    <style:style style:name="P3" style:family="paragraph" style:parent-style-name="Standard">
      <style:paragraph-properties fo:margin-top="0cm" fo:margin-bottom="0cm" loext:contextual-spacing="false" fo:break-before="page"/>
      <style:text-properties officeooo:rsid="001960ba" officeooo:paragraph-rsid="00247003"/>
    </style:style>
    <style:style style:name="P4" style:family="paragraph" style:parent-style-name="Standard">
      <style:paragraph-properties fo:margin-top="0cm" fo:margin-bottom="0cm" loext:contextual-spacing="false" fo:break-before="page"/>
      <style:text-properties officeooo:rsid="001960ba" officeooo:paragraph-rsid="00261912"/>
    </style:style>
    <style:style style:name="P5" style:family="paragraph" style:parent-style-name="Standard">
      <style:paragraph-properties fo:margin-top="0cm" fo:margin-bottom="0cm" loext:contextual-spacing="false" fo:break-before="page"/>
      <style:text-properties fo:color="#47b800" fo:font-size="10pt" fo:font-weight="bold" officeooo:rsid="001b12bd" officeooo:paragraph-rsid="001b12bd" style:font-size-asian="10pt" style:font-weight-asian="bold" style:font-size-complex="10pt" style:font-weight-complex="bold"/>
    </style:style>
    <style:style style:name="P6" style:family="paragraph" style:parent-style-name="Standard">
      <style:paragraph-properties fo:margin-top="0cm" fo:margin-bottom="0cm" loext:contextual-spacing="false" fo:break-before="page" fo:padding="0.049cm" fo:border-left="none" fo:border-right="none" fo:border-top="1.76pt solid #009933" fo:border-bottom="none" style:shadow="none"/>
      <style:text-properties officeooo:rsid="001960ba" officeooo:paragraph-rsid="00282d88"/>
    </style:style>
    <style:style style:name="P7" style:family="paragraph" style:parent-style-name="Standard">
      <style:paragraph-properties fo:margin-top="0cm" fo:margin-bottom="0cm" loext:contextual-spacing="false"/>
      <style:text-properties fo:color="#47b800" fo:font-size="10pt" fo:font-weight="bold" officeooo:rsid="001b12bd" officeooo:paragraph-rsid="001b12bd" style:font-size-asian="10pt" style:font-weight-asian="bold" style:font-size-complex="10pt" style:font-weight-complex="bold"/>
    </style:style>
    <style:style style:name="P8" style:family="paragraph" style:parent-style-name="Standard">
      <style:paragraph-properties fo:margin-top="0.199cm" fo:margin-bottom="0.199cm" loext:contextual-spacing="false"/>
      <style:text-properties officeooo:rsid="00282d88" officeooo:paragraph-rsid="002f84ce"/>
    </style:style>
    <style:style style:name="P9" style:family="paragraph" style:parent-style-name="Standard">
      <style:paragraph-properties fo:margin-top="0.199cm" fo:margin-bottom="0.199cm" loext:contextual-spacing="false"/>
      <style:text-properties officeooo:rsid="00282d88" officeooo:paragraph-rsid="0043b488"/>
    </style:style>
    <style:style style:name="P10" style:family="paragraph" style:parent-style-name="Standard">
      <style:paragraph-properties fo:margin-top="0.199cm" fo:margin-bottom="0.199cm" loext:contextual-spacing="false"/>
      <style:text-properties fo:color="#ce181e" fo:font-style="italic" officeooo:rsid="00282d88" officeooo:paragraph-rsid="00282d88" style:font-style-asian="italic" style:font-style-complex="italic"/>
    </style:style>
    <style:style style:name="P11" style:family="paragraph" style:parent-style-name="Standard">
      <style:paragraph-properties fo:margin-top="0.199cm" fo:margin-bottom="0.199cm" loext:contextual-spacing="false"/>
      <style:text-properties fo:color="#ce181e" fo:font-style="italic" officeooo:rsid="00282d88" officeooo:paragraph-rsid="00298275" style:font-style-asian="italic" style:font-style-complex="italic"/>
    </style:style>
    <style:style style:name="P12" style:family="paragraph" style:parent-style-name="Standard">
      <style:paragraph-properties fo:margin-top="0.199cm" fo:margin-bottom="0.199cm" loext:contextual-spacing="false"/>
      <style:text-properties fo:color="#ce181e" fo:font-style="italic" officeooo:rsid="00282d88" officeooo:paragraph-rsid="002ad3a0" style:font-style-asian="italic" style:font-style-complex="italic"/>
    </style:style>
    <style:style style:name="P13" style:family="paragraph" style:parent-style-name="Standard">
      <style:paragraph-properties fo:margin-top="0.199cm" fo:margin-bottom="0.199cm" loext:contextual-spacing="false"/>
      <style:text-properties fo:color="#ce181e" fo:font-style="italic" officeooo:rsid="00282d88" officeooo:paragraph-rsid="002ccaad" style:font-style-asian="italic" style:font-style-complex="italic"/>
    </style:style>
    <style:style style:name="P14" style:family="paragraph" style:parent-style-name="Standard">
      <style:paragraph-properties fo:margin-top="0.199cm" fo:margin-bottom="0.199cm" loext:contextual-spacing="false"/>
      <style:text-properties fo:color="#ce181e" fo:font-style="italic" officeooo:rsid="00282d88" officeooo:paragraph-rsid="002d745b" style:font-style-asian="italic" style:font-style-complex="italic"/>
    </style:style>
    <style:style style:name="P15" style:family="paragraph" style:parent-style-name="Standard">
      <style:paragraph-properties fo:margin-top="0.199cm" fo:margin-bottom="0.199cm" loext:contextual-spacing="false"/>
      <style:text-properties fo:color="#ce181e" fo:font-style="italic" officeooo:rsid="00282d88" officeooo:paragraph-rsid="0035ef91" style:font-style-asian="italic" style:font-style-complex="italic"/>
    </style:style>
    <style:style style:name="P16" style:family="paragraph" style:parent-style-name="Standard">
      <style:paragraph-properties fo:margin-top="0.199cm" fo:margin-bottom="0.199cm" loext:contextual-spacing="false"/>
      <style:text-properties fo:color="#ce181e" fo:font-style="italic" officeooo:rsid="00282d88" officeooo:paragraph-rsid="00378103" style:font-style-asian="italic" style:font-style-complex="italic"/>
    </style:style>
    <style:style style:name="P17" style:family="paragraph" style:parent-style-name="Standard">
      <style:paragraph-properties fo:margin-top="0.199cm" fo:margin-bottom="0.199cm" loext:contextual-spacing="false"/>
      <style:text-properties fo:color="#ce181e" fo:font-style="italic" officeooo:rsid="00282d88" officeooo:paragraph-rsid="003e2b0d" style:font-style-asian="italic" style:font-style-complex="italic"/>
    </style:style>
    <style:style style:name="P18" style:family="paragraph" style:parent-style-name="Standard">
      <style:paragraph-properties fo:margin-top="0.199cm" fo:margin-bottom="0.199cm" loext:contextual-spacing="false"/>
      <style:text-properties fo:color="#ce181e" fo:font-style="italic" officeooo:rsid="002ccaad" officeooo:paragraph-rsid="002ccaad" style:font-style-asian="italic" style:font-style-complex="italic"/>
    </style:style>
    <style:style style:name="P19" style:family="paragraph" style:parent-style-name="Standard">
      <style:paragraph-properties fo:margin-top="0.199cm" fo:margin-bottom="0.199cm" loext:contextual-spacing="false"/>
      <style:text-properties fo:color="#ce181e" fo:font-style="italic" officeooo:rsid="002ccaad" officeooo:paragraph-rsid="00378103" style:font-style-asian="italic" style:font-style-complex="italic"/>
    </style:style>
    <style:style style:name="P20" style:family="paragraph" style:parent-style-name="Standard">
      <style:paragraph-properties fo:margin-top="0.199cm" fo:margin-bottom="0.199cm" loext:contextual-spacing="false"/>
      <style:text-properties fo:color="#ce181e" fo:font-style="italic" officeooo:rsid="002ccaad" officeooo:paragraph-rsid="004024e1" style:font-style-asian="italic" style:font-style-complex="italic"/>
    </style:style>
    <style:style style:name="P21" style:family="paragraph" style:parent-style-name="Standard">
      <style:paragraph-properties fo:margin-top="0.199cm" fo:margin-bottom="0.199cm" loext:contextual-spacing="false"/>
      <style:text-properties fo:color="#ce181e" fo:font-style="italic" officeooo:rsid="002ccaad" officeooo:paragraph-rsid="0042125d" style:font-style-asian="italic" style:font-style-complex="italic"/>
    </style:style>
    <style:style style:name="P22" style:family="paragraph" style:parent-style-name="Standard">
      <style:paragraph-properties fo:margin-top="0.199cm" fo:margin-bottom="0.199cm" loext:contextual-spacing="false"/>
      <style:text-properties fo:color="#ce181e" fo:font-style="italic" officeooo:rsid="00387974" officeooo:paragraph-rsid="00387974" style:font-style-asian="italic" style:font-style-complex="italic"/>
    </style:style>
    <style:style style:name="P23" style:family="paragraph" style:parent-style-name="Standard">
      <style:paragraph-properties fo:margin-top="0.199cm" fo:margin-bottom="0.199cm" loext:contextual-spacing="false"/>
      <style:text-properties style:use-window-font-color="true" fo:font-style="normal" officeooo:rsid="003e2b0d" officeooo:paragraph-rsid="003e2b0d" style:font-style-asian="normal" style:font-style-complex="normal"/>
    </style:style>
    <style:style style:name="P24" style:family="paragraph" style:parent-style-name="Standard">
      <style:paragraph-properties fo:margin-top="0.199cm" fo:margin-bottom="0.199cm" loext:contextual-spacing="false"/>
      <style:text-properties officeooo:paragraph-rsid="00387974"/>
    </style:style>
    <style:style style:name="P25" style:family="paragraph" style:parent-style-name="Standard">
      <style:paragraph-properties fo:margin-top="0.199cm" fo:margin-bottom="0.199cm" loext:contextual-spacing="false"/>
      <style:text-properties officeooo:paragraph-rsid="00399300"/>
    </style:style>
    <style:style style:name="P26" style:family="paragraph" style:parent-style-name="Standard">
      <style:paragraph-properties fo:margin-top="0.199cm" fo:margin-bottom="0.199cm" loext:contextual-spacing="false"/>
      <style:text-properties officeooo:paragraph-rsid="003b6df3"/>
    </style:style>
    <style:style style:name="P27" style:family="paragraph" style:parent-style-name="Standard">
      <style:paragraph-properties fo:margin-top="0.199cm" fo:margin-bottom="0.199cm" loext:contextual-spacing="false"/>
      <style:text-properties officeooo:paragraph-rsid="003dd289"/>
    </style:style>
    <style:style style:name="P28" style:family="paragraph" style:parent-style-name="Standard">
      <style:paragraph-properties fo:margin-top="0.199cm" fo:margin-bottom="0.199cm" loext:contextual-spacing="false"/>
      <style:text-properties officeooo:paragraph-rsid="003e2b0d"/>
    </style:style>
    <style:style style:name="P29" style:family="paragraph" style:parent-style-name="Standard">
      <style:paragraph-properties fo:margin-left="-0.199cm" fo:margin-right="0cm" fo:margin-top="0cm" fo:margin-bottom="0cm" loext:contextual-spacing="false" fo:text-indent="0cm" style:auto-text-indent="false" fo:break-before="page" fo:padding="0.049cm" fo:border-left="none" fo:border-right="none" fo:border-top="1.76pt solid #009933" fo:border-bottom="none" style:shadow="none"/>
      <style:text-properties officeooo:rsid="001960ba" officeooo:paragraph-rsid="0043b488"/>
    </style:style>
    <style:style style:name="P30" style:family="paragraph" style:parent-style-name="Standard" style:list-style-name="L1">
      <style:paragraph-properties fo:margin-top="0.199cm" fo:margin-bottom="0.199cm" loext:contextual-spacing="false"/>
      <style:text-properties officeooo:rsid="0018fa39" officeooo:paragraph-rsid="0018fa39"/>
    </style:style>
    <style:style style:name="P31" style:family="paragraph" style:parent-style-name="Standard" style:list-style-name="L1">
      <style:paragraph-properties fo:margin-top="0.199cm" fo:margin-bottom="0.199cm" loext:contextual-spacing="false"/>
      <style:text-properties officeooo:rsid="001960ba" officeooo:paragraph-rsid="001960ba"/>
    </style:style>
    <style:style style:name="P32" style:family="paragraph" style:parent-style-name="Standard" style:list-style-name="L1">
      <style:paragraph-properties fo:margin-top="0.199cm" fo:margin-bottom="0.199cm" loext:contextual-spacing="false"/>
      <style:text-properties officeooo:rsid="001b12bd" officeooo:paragraph-rsid="001b12bd"/>
    </style:style>
    <style:style style:name="P33" style:family="paragraph" style:parent-style-name="Standard" style:list-style-name="L1">
      <style:paragraph-properties fo:margin-top="0.199cm" fo:margin-bottom="0.199cm" loext:contextual-spacing="false"/>
      <style:text-properties officeooo:rsid="001c43a1" officeooo:paragraph-rsid="001c43a1"/>
    </style:style>
    <style:style style:name="P34" style:family="paragraph" style:parent-style-name="Standard" style:list-style-name="L1">
      <style:paragraph-properties fo:margin-top="0.199cm" fo:margin-bottom="0.199cm" loext:contextual-spacing="false"/>
      <style:text-properties officeooo:rsid="001d244e" officeooo:paragraph-rsid="001d244e"/>
    </style:style>
    <style:style style:name="P35" style:family="paragraph" style:parent-style-name="Standard" style:list-style-name="L1">
      <style:paragraph-properties fo:margin-top="0.199cm" fo:margin-bottom="0.199cm" loext:contextual-spacing="false"/>
      <style:text-properties officeooo:rsid="001e8cef" officeooo:paragraph-rsid="001e8cef"/>
    </style:style>
    <style:style style:name="P36" style:family="paragraph" style:parent-style-name="Standard" style:list-style-name="L1">
      <style:paragraph-properties fo:margin-top="0.199cm" fo:margin-bottom="0.199cm" loext:contextual-spacing="false"/>
      <style:text-properties officeooo:rsid="002025f6" officeooo:paragraph-rsid="002025f6"/>
    </style:style>
    <style:style style:name="P37" style:family="paragraph" style:parent-style-name="Standard" style:list-style-name="L1">
      <style:paragraph-properties fo:margin-top="0.199cm" fo:margin-bottom="0.199cm" loext:contextual-spacing="false"/>
      <style:text-properties officeooo:rsid="00221611" officeooo:paragraph-rsid="00221611"/>
    </style:style>
    <style:style style:name="P38" style:family="paragraph" style:parent-style-name="Standard" style:list-style-name="L1">
      <style:paragraph-properties fo:margin-top="0.199cm" fo:margin-bottom="0.199cm" loext:contextual-spacing="false"/>
      <style:text-properties officeooo:rsid="0022a63c" officeooo:paragraph-rsid="00221611"/>
    </style:style>
    <style:style style:name="P39" style:family="paragraph" style:parent-style-name="Standard" style:list-style-name="L1">
      <style:paragraph-properties fo:margin-top="0.199cm" fo:margin-bottom="0.199cm" loext:contextual-spacing="false"/>
      <style:text-properties officeooo:rsid="0022a63c" officeooo:paragraph-rsid="0022a63c"/>
    </style:style>
    <style:style style:name="P40" style:family="paragraph" style:parent-style-name="Standard" style:list-style-name="L1">
      <style:paragraph-properties fo:margin-top="0.199cm" fo:margin-bottom="0.199cm" loext:contextual-spacing="false"/>
      <style:text-properties officeooo:rsid="00256a00" officeooo:paragraph-rsid="00256a00"/>
    </style:style>
    <style:style style:name="P41" style:family="paragraph" style:parent-style-name="Standard" style:list-style-name="L1">
      <style:paragraph-properties fo:margin-top="0.199cm" fo:margin-bottom="0.199cm" loext:contextual-spacing="false"/>
      <style:text-properties officeooo:rsid="00261912" officeooo:paragraph-rsid="00261912"/>
    </style:style>
    <style:style style:name="P42" style:family="paragraph" style:parent-style-name="Standard" style:list-style-name="L1">
      <style:paragraph-properties fo:margin-top="0.199cm" fo:margin-bottom="0.199cm" loext:contextual-spacing="false"/>
      <style:text-properties officeooo:rsid="0026797a" officeooo:paragraph-rsid="0026797a"/>
    </style:style>
    <style:style style:name="P43" style:family="paragraph" style:parent-style-name="Standard" style:list-style-name="L1">
      <style:paragraph-properties fo:margin-top="0.199cm" fo:margin-bottom="0.199cm" loext:contextual-spacing="false"/>
      <style:text-properties officeooo:rsid="00282d88" officeooo:paragraph-rsid="00282d88"/>
    </style:style>
    <style:style style:name="P44" style:family="paragraph" style:parent-style-name="Standard" style:list-style-name="L1">
      <style:paragraph-properties fo:margin-top="0.199cm" fo:margin-bottom="0.199cm" loext:contextual-spacing="false"/>
      <style:text-properties officeooo:rsid="00282d88" officeooo:paragraph-rsid="00298275"/>
    </style:style>
    <style:style style:name="P45" style:family="paragraph" style:parent-style-name="Standard" style:list-style-name="L1">
      <style:paragraph-properties fo:margin-top="0.199cm" fo:margin-bottom="0.199cm" loext:contextual-spacing="false"/>
      <style:text-properties officeooo:rsid="00282d88" officeooo:paragraph-rsid="002f84ce"/>
    </style:style>
    <style:style style:name="P46" style:family="paragraph" style:parent-style-name="Standard" style:list-style-name="L1">
      <style:paragraph-properties fo:margin-top="0.199cm" fo:margin-bottom="0.199cm" loext:contextual-spacing="false"/>
      <style:text-properties officeooo:rsid="00282d88" officeooo:paragraph-rsid="0043b488"/>
    </style:style>
    <style:style style:name="P47" style:family="paragraph" style:parent-style-name="Standard" style:list-style-name="L1">
      <style:paragraph-properties fo:margin-top="0.199cm" fo:margin-bottom="0.199cm" loext:contextual-spacing="false"/>
      <style:text-properties officeooo:rsid="002d745b" officeooo:paragraph-rsid="002d745b"/>
    </style:style>
    <style:style style:name="P48" style:family="paragraph" style:parent-style-name="Standard" style:list-style-name="L1">
      <style:paragraph-properties fo:margin-top="0.199cm" fo:margin-bottom="0.199cm" loext:contextual-spacing="false"/>
      <style:text-properties officeooo:rsid="002d745b" officeooo:paragraph-rsid="002f84ce"/>
    </style:style>
    <style:style style:name="P49" style:family="paragraph" style:parent-style-name="Standard" style:list-style-name="L1">
      <style:paragraph-properties fo:margin-top="0.199cm" fo:margin-bottom="0.199cm" loext:contextual-spacing="false"/>
      <style:text-properties officeooo:rsid="00298275" officeooo:paragraph-rsid="00298275"/>
    </style:style>
    <style:style style:name="P50" style:family="paragraph" style:parent-style-name="Standard" style:list-style-name="L1">
      <style:paragraph-properties fo:margin-top="0.199cm" fo:margin-bottom="0.199cm" loext:contextual-spacing="false"/>
      <style:text-properties officeooo:rsid="002ad3a0" officeooo:paragraph-rsid="002ad3a0"/>
    </style:style>
    <style:style style:name="P51" style:family="paragraph" style:parent-style-name="Standard" style:list-style-name="L1">
      <style:paragraph-properties fo:margin-top="0.199cm" fo:margin-bottom="0.199cm" loext:contextual-spacing="false"/>
      <style:text-properties officeooo:rsid="002ccaad" officeooo:paragraph-rsid="002ccaad"/>
    </style:style>
    <style:style style:name="P52" style:family="paragraph" style:parent-style-name="Standard" style:list-style-name="L1">
      <style:paragraph-properties fo:margin-top="0.199cm" fo:margin-bottom="0.199cm" loext:contextual-spacing="false"/>
      <style:text-properties officeooo:rsid="002ccaad" officeooo:paragraph-rsid="002d745b"/>
    </style:style>
    <style:style style:name="P53" style:family="paragraph" style:parent-style-name="Standard" style:list-style-name="L1">
      <style:paragraph-properties fo:margin-top="0.199cm" fo:margin-bottom="0.199cm" loext:contextual-spacing="false"/>
      <style:text-properties officeooo:rsid="00378103" officeooo:paragraph-rsid="00378103"/>
    </style:style>
    <style:style style:name="P54" style:family="paragraph" style:parent-style-name="Standard" style:list-style-name="L1">
      <style:paragraph-properties fo:margin-top="0.199cm" fo:margin-bottom="0.199cm" loext:contextual-spacing="false"/>
      <style:text-properties style:use-window-font-color="true" fo:font-style="normal" officeooo:rsid="00378103" officeooo:paragraph-rsid="00378103" style:font-style-asian="normal" style:font-style-complex="normal"/>
    </style:style>
    <style:style style:name="P55" style:family="paragraph" style:parent-style-name="Standard" style:list-style-name="L1">
      <style:paragraph-properties fo:margin-top="0.199cm" fo:margin-bottom="0.199cm" loext:contextual-spacing="false"/>
      <style:text-properties style:use-window-font-color="true" fo:font-style="normal" officeooo:rsid="00399300" officeooo:paragraph-rsid="00399300" style:font-style-asian="normal" style:font-style-complex="normal"/>
    </style:style>
    <style:style style:name="P56" style:family="paragraph" style:parent-style-name="Standard" style:list-style-name="L1">
      <style:paragraph-properties fo:margin-top="0.199cm" fo:margin-bottom="0.199cm" loext:contextual-spacing="false"/>
      <style:text-properties style:use-window-font-color="true" fo:font-style="normal" officeooo:rsid="0039ffe6" officeooo:paragraph-rsid="0039ffe6" style:font-style-asian="normal" style:font-style-complex="normal"/>
    </style:style>
    <style:style style:name="P57" style:family="paragraph" style:parent-style-name="Standard" style:list-style-name="L1">
      <style:paragraph-properties fo:margin-top="0.199cm" fo:margin-bottom="0.199cm" loext:contextual-spacing="false"/>
      <style:text-properties style:use-window-font-color="true" fo:font-style="normal" officeooo:rsid="003a5928" officeooo:paragraph-rsid="003a5928" style:font-style-asian="normal" style:font-style-complex="normal"/>
    </style:style>
    <style:style style:name="P58" style:family="paragraph" style:parent-style-name="Standard" style:list-style-name="L1">
      <style:paragraph-properties fo:margin-top="0.199cm" fo:margin-bottom="0.199cm" loext:contextual-spacing="false"/>
      <style:text-properties style:use-window-font-color="true" fo:font-style="normal" officeooo:rsid="003b6df3" officeooo:paragraph-rsid="003b6df3" style:font-style-asian="normal" style:font-style-complex="normal"/>
    </style:style>
    <style:style style:name="P59" style:family="paragraph" style:parent-style-name="Standard" style:list-style-name="L1">
      <style:paragraph-properties fo:margin-top="0.199cm" fo:margin-bottom="0.199cm" loext:contextual-spacing="false"/>
      <style:text-properties style:use-window-font-color="true" fo:font-style="normal" officeooo:rsid="003dc2a5" officeooo:paragraph-rsid="003dc2a5" style:font-style-asian="normal" style:font-style-complex="normal"/>
    </style:style>
    <style:style style:name="P60" style:family="paragraph" style:parent-style-name="Standard" style:list-style-name="L1">
      <style:paragraph-properties fo:margin-top="0.199cm" fo:margin-bottom="0.199cm" loext:contextual-spacing="false"/>
      <style:text-properties style:use-window-font-color="true" fo:font-style="normal" officeooo:rsid="003dd289" officeooo:paragraph-rsid="003dd289" style:font-style-asian="normal" style:font-style-complex="normal"/>
    </style:style>
    <style:style style:name="P61" style:family="paragraph" style:parent-style-name="Standard" style:list-style-name="L1">
      <style:paragraph-properties fo:margin-top="0.199cm" fo:margin-bottom="0.199cm" loext:contextual-spacing="false"/>
      <style:text-properties style:use-window-font-color="true" fo:font-style="normal" officeooo:rsid="003e2b0d" officeooo:paragraph-rsid="003e2b0d" style:font-style-asian="normal" style:font-style-complex="normal"/>
    </style:style>
    <style:style style:name="P62" style:family="paragraph" style:parent-style-name="Standard" style:list-style-name="L1">
      <style:paragraph-properties fo:margin-top="0.199cm" fo:margin-bottom="0.199cm" loext:contextual-spacing="false"/>
      <style:text-properties style:use-window-font-color="true" fo:font-style="normal" officeooo:rsid="003e2b0d" officeooo:paragraph-rsid="0043b488" style:font-style-asian="normal" style:font-style-complex="normal"/>
    </style:style>
    <style:style style:name="P63" style:family="paragraph" style:parent-style-name="Standard" style:list-style-name="L1">
      <style:paragraph-properties fo:margin-top="0.199cm" fo:margin-bottom="0.199cm" loext:contextual-spacing="false"/>
      <style:text-properties style:use-window-font-color="true" fo:font-style="normal" officeooo:rsid="004024e1" officeooo:paragraph-rsid="004024e1" style:font-style-asian="normal" style:font-style-complex="normal"/>
    </style:style>
    <style:style style:name="P64" style:family="paragraph" style:parent-style-name="Standard" style:list-style-name="L1">
      <style:paragraph-properties fo:margin-top="0.199cm" fo:margin-bottom="0.199cm" loext:contextual-spacing="false"/>
      <style:text-properties style:use-window-font-color="true" fo:font-style="normal" officeooo:rsid="0040ca3e" officeooo:paragraph-rsid="0040ca3e" style:font-style-asian="normal" style:font-style-complex="normal"/>
    </style:style>
    <style:style style:name="P65" style:family="paragraph" style:parent-style-name="Standard" style:list-style-name="L1">
      <style:paragraph-properties fo:margin-top="0.199cm" fo:margin-bottom="0.199cm" loext:contextual-spacing="false"/>
      <style:text-properties style:use-window-font-color="true" fo:font-style="normal" officeooo:rsid="0042125d" officeooo:paragraph-rsid="0042125d" style:font-style-asian="normal" style:font-style-complex="normal"/>
    </style:style>
    <style:style style:name="P66" style:family="paragraph" style:parent-style-name="Standard" style:list-style-name="L1">
      <style:paragraph-properties fo:margin-top="0.199cm" fo:margin-bottom="0.199cm" loext:contextual-spacing="false"/>
      <style:text-properties officeooo:paragraph-rsid="0040ca3e"/>
    </style:style>
    <style:style style:name="P67" style:family="paragraph" style:parent-style-name="Standard">
      <style:paragraph-properties fo:margin-top="0cm" fo:margin-bottom="0cm" loext:contextual-spacing="false" fo:break-before="page" fo:padding="0.049cm" fo:border-left="none" fo:border-right="none" fo:border-top="1.76pt solid #009933" fo:border-bottom="none" style:shadow="none"/>
      <style:text-properties officeooo:rsid="001960ba" officeooo:paragraph-rsid="002e5a54"/>
    </style:style>
    <style:style style:name="P68" style:family="paragraph" style:parent-style-name="Heading_20_1">
      <style:text-properties officeooo:rsid="0018fa39" officeooo:paragraph-rsid="0018fa39"/>
    </style:style>
    <style:style style:name="T1" style:family="text">
      <style:text-properties officeooo:rsid="001960ba"/>
    </style:style>
    <style:style style:name="T2" style:family="text">
      <style:text-properties fo:color="#47b800" fo:font-size="10pt" fo:font-weight="bold" officeooo:rsid="001b12bd" style:font-size-asian="10pt" style:font-weight-asian="bold" style:font-size-complex="10pt" style:font-weight-complex="bold"/>
    </style:style>
    <style:style style:name="T3" style:family="text">
      <style:text-properties fo:color="#47b800" fo:font-size="10pt" fo:font-weight="bold" officeooo:rsid="002025f6" style:font-size-asian="10pt" style:font-weight-asian="bold" style:font-size-complex="10pt" style:font-weight-complex="bold"/>
    </style:style>
    <style:style style:name="T4" style:family="text">
      <style:text-properties fo:color="#47b800" fo:font-size="10pt" fo:font-weight="bold" officeooo:rsid="00221611" style:font-size-asian="10pt" style:font-weight-asian="bold" style:font-size-complex="10pt" style:font-weight-complex="bold"/>
    </style:style>
    <style:style style:name="T5" style:family="text">
      <style:text-properties fo:color="#47b800" fo:font-size="10pt" fo:font-weight="bold" officeooo:rsid="00247003" style:font-size-asian="10pt" style:font-weight-asian="bold" style:font-size-complex="10pt" style:font-weight-complex="bold"/>
    </style:style>
    <style:style style:name="T6" style:family="text">
      <style:text-properties fo:color="#47b800" fo:font-size="10pt" fo:font-weight="bold" officeooo:rsid="00261912" style:font-size-asian="10pt" style:font-weight-asian="bold" style:font-size-complex="10pt" style:font-weight-complex="bold"/>
    </style:style>
    <style:style style:name="T7" style:family="text">
      <style:text-properties fo:color="#47b800" fo:font-size="10pt" fo:font-weight="bold" officeooo:rsid="00282d88" style:font-size-asian="10pt" style:font-weight-asian="bold" style:font-size-complex="10pt" style:font-weight-complex="bold"/>
    </style:style>
    <style:style style:name="T8" style:family="text">
      <style:text-properties fo:color="#47b800" fo:font-size="10pt" fo:font-weight="bold" officeooo:rsid="002d2d7b" style:font-size-asian="10pt" style:font-weight-asian="bold" style:font-size-complex="10pt" style:font-weight-complex="bold"/>
    </style:style>
    <style:style style:name="T9" style:family="text">
      <style:text-properties fo:color="#47b800" fo:font-size="10pt" fo:font-weight="bold" officeooo:rsid="002f84ce" style:font-size-asian="10pt" style:font-weight-asian="bold" style:font-size-complex="10pt" style:font-weight-complex="bold"/>
    </style:style>
    <style:style style:name="T10" style:family="text">
      <style:text-properties fo:color="#47b800" fo:font-size="10pt" fo:font-weight="bold" officeooo:rsid="00378103" style:font-size-asian="10pt" style:font-weight-asian="bold" style:font-size-complex="10pt" style:font-weight-complex="bold"/>
    </style:style>
    <style:style style:name="T11" style:family="text">
      <style:text-properties fo:color="#47b800" fo:font-size="10pt" fo:font-weight="bold" officeooo:rsid="0043b488" style:font-size-asian="10pt" style:font-weight-asian="bold" style:font-size-complex="10pt" style:font-weight-complex="bold"/>
    </style:style>
    <style:style style:name="T12" style:family="text">
      <style:text-properties fo:color="#47b800" fo:font-size="10pt" fo:font-style="italic" fo:font-weight="bold" officeooo:rsid="00387974" style:font-size-asian="10pt" style:font-style-asian="italic" style:font-weight-asian="bold" style:font-size-complex="10pt" style:font-style-complex="italic" style:font-weight-complex="bold"/>
    </style:style>
    <style:style style:name="T13" style:family="text">
      <style:text-properties fo:color="#47b800" fo:font-size="10pt" fo:font-style="italic" fo:font-weight="bold" officeooo:rsid="001b12bd" style:font-size-asian="10pt" style:font-style-asian="italic" style:font-weight-asian="bold" style:font-size-complex="10pt" style:font-style-complex="italic" style:font-weight-complex="bold"/>
    </style:style>
    <style:style style:name="T14" style:family="text">
      <style:text-properties fo:color="#47b800" fo:font-size="10pt" fo:font-style="italic" fo:font-weight="bold" officeooo:rsid="00378103" style:font-size-asian="10pt" style:font-style-asian="italic" style:font-weight-asian="bold" style:font-size-complex="10pt" style:font-style-complex="italic" style:font-weight-complex="bold"/>
    </style:style>
    <style:style style:name="T15" style:family="text">
      <style:text-properties fo:color="#47b800" fo:font-size="10pt" fo:font-style="italic" fo:font-weight="bold" officeooo:rsid="00399300" style:font-size-asian="10pt" style:font-style-asian="italic" style:font-weight-asian="bold" style:font-size-complex="10pt" style:font-style-complex="italic" style:font-weight-complex="bold"/>
    </style:style>
    <style:style style:name="T16" style:family="text">
      <style:text-properties fo:color="#47b800" fo:font-size="10pt" fo:font-style="italic" fo:font-weight="bold" officeooo:rsid="003b6df3" style:font-size-asian="10pt" style:font-style-asian="italic" style:font-weight-asian="bold" style:font-size-complex="10pt" style:font-style-complex="italic" style:font-weight-complex="bold"/>
    </style:style>
    <style:style style:name="T17" style:family="text">
      <style:text-properties fo:color="#47b800" fo:font-size="10pt" fo:font-style="italic" fo:font-weight="bold" officeooo:rsid="003dd289" style:font-size-asian="10pt" style:font-style-asian="italic" style:font-weight-asian="bold" style:font-size-complex="10pt" style:font-style-complex="italic" style:font-weight-complex="bold"/>
    </style:style>
    <style:style style:name="T18" style:family="text">
      <style:text-properties fo:color="#47b800" style:font-name="Source Code Pro" fo:font-size="10pt" fo:font-weight="bold" officeooo:rsid="001b12bd" style:font-size-asian="10pt" style:font-weight-asian="bold" style:font-size-complex="10pt" style:font-weight-complex="bold"/>
    </style:style>
    <style:style style:name="T19" style:family="text">
      <style:text-properties fo:color="#47b800" style:font-name="Source Code Pro" fo:font-size="10pt" fo:font-weight="bold" officeooo:rsid="002d2d7b" style:font-size-asian="10pt" style:font-weight-asian="bold" style:font-size-complex="10pt" style:font-weight-complex="bold"/>
    </style:style>
    <style:style style:name="T20" style:family="text">
      <style:text-properties officeooo:rsid="001d244e"/>
    </style:style>
    <style:style style:name="T21" style:family="text">
      <style:text-properties officeooo:rsid="002025f6"/>
    </style:style>
    <style:style style:name="T22" style:family="text">
      <style:text-properties officeooo:rsid="0026797a"/>
    </style:style>
    <style:style style:name="T23" style:family="text">
      <style:text-properties officeooo:rsid="00282d88"/>
    </style:style>
    <style:style style:name="T24" style:family="text">
      <style:text-properties officeooo:rsid="00298275"/>
    </style:style>
    <style:style style:name="T25" style:family="text">
      <style:text-properties officeooo:rsid="002ad3a0"/>
    </style:style>
    <style:style style:name="T26" style:family="text">
      <style:text-properties fo:color="#ce181e" fo:font-style="italic" style:font-style-asian="italic" style:font-style-complex="italic"/>
    </style:style>
    <style:style style:name="T27" style:family="text">
      <style:text-properties fo:color="#ce181e" fo:font-style="italic" officeooo:rsid="002ad3a0" style:font-style-asian="italic" style:font-style-complex="italic"/>
    </style:style>
    <style:style style:name="T28" style:family="text">
      <style:text-properties fo:color="#ce181e" fo:font-style="italic" officeooo:rsid="00332f54" style:font-style-asian="italic" style:font-style-complex="italic"/>
    </style:style>
    <style:style style:name="T29" style:family="text">
      <style:text-properties fo:color="#ce181e" fo:font-style="italic" officeooo:rsid="0043b488" style:font-style-asian="italic" style:font-style-complex="italic"/>
    </style:style>
    <style:style style:name="T30" style:family="text">
      <style:text-properties officeooo:rsid="002cde7f"/>
    </style:style>
    <style:style style:name="T31" style:family="text">
      <style:text-properties officeooo:rsid="002d745b"/>
    </style:style>
    <style:style style:name="T32" style:family="text">
      <style:text-properties officeooo:rsid="002f84ce"/>
    </style:style>
    <style:style style:name="T33" style:family="text">
      <style:text-properties officeooo:rsid="0031c6ab"/>
    </style:style>
    <style:style style:name="T34" style:family="text">
      <style:text-properties officeooo:rsid="00332f54"/>
    </style:style>
    <style:style style:name="T35" style:family="text">
      <style:text-properties officeooo:rsid="0034098a"/>
    </style:style>
    <style:style style:name="T36" style:family="text">
      <style:text-properties officeooo:rsid="0035ef91"/>
    </style:style>
    <style:style style:name="T37" style:family="text">
      <style:text-properties officeooo:rsid="003a83ab"/>
    </style:style>
    <style:style style:name="T38" style:family="text">
      <style:text-properties officeooo:rsid="003ad9a4"/>
    </style:style>
    <style:style style:name="T39" style:family="text">
      <style:text-properties officeooo:rsid="003ce897"/>
    </style:style>
    <style:style style:name="T40" style:family="text">
      <style:text-properties officeooo:rsid="003dc2a5"/>
    </style:style>
    <style:style style:name="T41" style:family="text">
      <style:text-properties fo:font-style="italic" style:font-style-asian="italic" style:font-style-complex="italic"/>
    </style:style>
    <style:style style:name="T42" style:family="text">
      <style:text-properties fo:font-style="italic" officeooo:rsid="003e2b0d" style:font-style-asian="italic" style:font-style-complex="italic"/>
    </style:style>
    <style:style style:name="T43" style:family="text">
      <style:text-properties officeooo:rsid="003dd289"/>
    </style:style>
    <style:style style:name="T44" style:family="text">
      <style:text-properties officeooo:rsid="003e2b0d"/>
    </style:style>
    <style:style style:name="T45" style:family="text">
      <style:text-properties officeooo:rsid="004024e1"/>
    </style:style>
    <style:style style:name="T46" style:family="text">
      <style:text-properties officeooo:rsid="0040ca3e"/>
    </style:style>
    <style:style style:name="T47" style:family="text">
      <style:text-properties style:use-window-font-color="true" fo:font-style="normal" officeooo:rsid="0040ca3e" style:font-style-asian="normal" style:font-style-complex="normal"/>
    </style:style>
    <style:style style:name="T48" style:family="text">
      <style:text-properties officeooo:rsid="0042125d"/>
    </style:style>
    <style:style style:name="T49" style:family="text">
      <style:text-properties officeooo:rsid="0043b488"/>
    </style:style>
    <style:style style:name="T50" style:family="text">
      <style:text-properties officeooo:rsid="00467f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Script → Configuration d’une interface réseau Ethernet</text:h>
      <text:p text:style-name="P7">Vue 1</text:p>
      <text:list xml:id="list1704956646" text:style-name="L1">
        <text:list-item>
          <text:p text:style-name="P30">Mais pourquoi doit-on utiliser autant d’adresses et de protocoles différents dans le monde des communications réseau ?</text:p>
        </text:list-item>
        <text:list-item>
          <text:p text:style-name="P30">Voilà une problématique difficile à appréhender lorsque l’on débute. Il est facile de se décourager face à ce trop plein d’informations</text:p>
        </text:list-item>
        <text:list-item>
          <text:p text:style-name="P30">Cette série de captures vidéo sur la configuration d’une interface Ethernet est une approche par l’exemple dont le but est <text:span text:style-name="T1">avant tout</text:span> d<text:span text:style-name="T1">e donner quelques clés pour s</text:span>’orienter</text:p>
        </text:list-item>
        <text:list-item>
          <text:p text:style-name="P31">Bon, l’ambition ici reste très modeste</text:p>
        </text:list-item>
        <text:list-item>
          <text:p text:style-name="P31">Il s’agit d’une première étape basée sur la lecture d’une configuration déjà en place et en état de marche</text:p>
        </text:list-item>
      </text:list>
      <text:p text:style-name="P7">Vue 2</text:p>
      <text:list xml:id="list173711276750041" text:continue-numbering="true" text:style-name="L1">
        <text:list-item>
          <text:p text:style-name="P31">On s’appuie sur un support de travaux pratiques tout ce qu’il y a de plus classique</text:p>
        </text:list-item>
        <text:list-item>
          <text:p text:style-name="P31">Il comprend une introduction aux différentes commandes du monde GNU/Linux. Ces commandes permettent de visualiser les éléments de la configuration d’une interface Ethernet en vis-à-vis de la modélisation des réseaux de télécommunications sous sa forme contemporaine</text:p>
        </text:list-item>
        <text:list-item>
          <text:p text:style-name="P31">À la section 11 de la table des matières du support de travaux pratiques, on trouve une liste de questions regroupées en 6 rubriques</text:p>
        </text:list-item>
        <text:list-item>
          <text:p text:style-name="P32">Les objectifs <text:span text:style-name="T37">de l’ensemble des rubriques </text:span>sont :</text:p>
          <text:p text:style-name="P32">Identifier les ressources matérielles et logicielles utilisées par une interface Ethernet</text:p>
          <text:p text:style-name="P32">Interpréter les résultats des commandes saisies à la console. C’est une étape importante à franchir</text:p>
          <text:p text:style-name="P32">Repérer les informations sur l’état et les adresses d’une interface. Il faut savoir qu’une même interface peut avoir plusieurs indicateurs et plusieurs adresses</text:p>
        </text:list-item>
      </text:list>
      <text:p text:style-name="P5">Vue 3</text:p>
      <text:list xml:id="list173711603579087" text:continue-numbering="true" text:style-name="L1">
        <text:list-item>
          <text:p text:style-name="P32">La série de vidéos comprend 6 capsules. Une par rubrique de questions</text:p>
        </text:list-item>
        <text:list-item>
          <text:p text:style-name="P33"><text:span text:style-name="T20">Dans la première vidéo</text:span>, on vérifie la présence du composant contrôleur Ethernet, on visualise son adresse sur le bus piloté par le système d’exploitation et on identifie le module du noyau qui correspond à ce composant … s’il existe</text:p>
          <text:p text:style-name="P33">Une fois le composant connu, on s’intéresse aux conditions de raccordement de la prise RJ45 au réseau Ethernet</text:p>
          <text:p text:style-name="P33">Enfin, <text:span text:style-name="T20">on doit savoir si l’interface est électriquement active et si elle en état de fonctionnement grâce à la liste des indicateurs et à leurs valeurs</text:span></text:p>
        </text:list-item>
        <text:list-item>
          <text:p text:style-name="P34">Dans la deuxième vidéo, on relève les différentes adresses de l’interface. C’est là que la modélisation réseau prend toute son importance. Une catégorie d’adresse correspond à une couche et on peut en déduire la portée de chaque espace d’adressage</text:p>
        </text:list-item>
        <text:list-item>
          <text:p text:style-name="P35">Dans la troisième partie, on s’intéresse au voisinage réseau. Maintenant que l’on a identifié les adresses du système sur lequel on travaille, ont peut reconnaître les hôtes voisins qui appartiennent au même réseau local Ethernet</text:p>
        </text:list-item>
        <text:list-item>
          <text:p text:style-name="P35">La quatrième vidéo est consacrée à un voisin bien particulier du réseau local : la passerelle par défaut ou le routeur qui permet d’acheminer le trafic vers l’Internet. <text:span text:style-name="T21">C’est dans la table de routage du système que ce routeur est repéré</text:span></text:p>
        </text:list-item>
        <text:list-item>
          <text:p text:style-name="P36">La cinquième vidéo est basée sur le fait qu’il est plus facile de retenir le nom d’un service Internet plutôt que la liste des adresses IP des serveurs sur lequel il est hébergé. On s’intéresse donc à la résolution des noms de domaines en adresses IP</text:p>
        </text:list-item>
        <text:list-item>
          <text:p text:style-name="P36">Dans la sixième et dernière vidéo de la série, on essaie de suivre le chemin emprunté par le trafic émis par l’interface Ethernet du système que l’on utilise</text:p>
        </text:list-item>
      </text:list>
      <text:p text:style-name="P1"><text:span text:style-name="T2">Vue </text:span><text:span text:style-name="T3">4</text:span></text:p>
      <text:list xml:id="list173711257021402" text:continue-numbering="true" text:style-name="L1">
        <text:list-item>
          <text:p text:style-name="P37">Pour traiter les questions des différentes rubriques, il est possible d’utiliser plusieurs types d’architectures matérielles</text:p>
        </text:list-item>
        <text:list-item>
          <text:p text:style-name="P37">Pour la partie identification des ressources matérielles, on s’appuie sur deux types distincts de machines</text:p>
        </text:list-item>
        <text:list-item>
          <text:p text:style-name="P37">1 PC Brix à gauche sur la vue</text:p>
        </text:list-item>
        <text:list-item>
          <text:p text:style-name="P37">1 carte raspberry pi à droite sur la vue</text:p>
        </text:list-item>
        <text:list-item>
          <text:p text:style-name="P37">Ces deux machines permettent de caractériser les différences en matière de matériel</text:p>
        </text:list-item>
        <text:list-item>
          <text:p text:style-name="P37">Nous verrons que dès que les différences matérielles sont dépassées, on peut utiliser n’importe lequel des deux systèmes indifféremment</text:p>
        </text:list-item>
        <text:list-item>
          <text:p text:style-name="P37">Enfin, à titre anecdotique, il est aussi possible de traiter une grande partie des questions sur un smartphone ou une tablette Android avec l’application Terminal Emulator</text:p>
        </text:list-item>
      </text:list>
      <text:p text:style-name="P2"><text:span text:style-name="T2">Vue </text:span><text:span text:style-name="T4">5</text:span></text:p>
      <text:list xml:id="list173710268756682" text:continue-numbering="true" text:style-name="L1">
        <text:list-item>
          <text:p text:style-name="P38">Pour se repérer ou s’orienter on peut adopter au moins 2 points de vue différents</text:p>
        </text:list-item>
        <text:list-item>
          <text:p text:style-name="P39">En premier lieu, on dispose de la modélisation réseau sous sa forme contemporaine </text:p>
        </text:list-item>
        <text:list-item>
          <text:p text:style-name="P39">On distingue 5 couches : application, transport, réseau, liaison et physique</text:p>
        </text:list-item>
        <text:list-item>
          <text:p text:style-name="P39">Sur la gauche, en vis-à-vis de chaque couche, on relève l’unité de données manipulée.</text:p>
        </text:list-item>
        <text:list-item>
          <text:p text:style-name="P39">Les noms de ses couches et des unités associées sont à apprendre. Ce sont des points de repère essentiels</text:p>
        </text:list-item>
        <text:list-item>
          <text:p text:style-name="P39">Plus difficile ! L’encapsulation rend le traitement effectué au niveau de chaque couche indépendant des autres couches. Ainsi, on peut changer de protocole ou de technologie à un niveau sans casser tout l’édifice du modèle</text:p>
        </text:list-item>
        <text:list-item>
          <text:p text:style-name="P39">Ici, les données de la trame comprennent l’en-tête de la couche réseau et ses données …</text:p>
        </text:list-item>
        <text:list-item>
          <text:p text:style-name="P39">Cette représentation graphique constitue une table d’orientation à laquelle il faut faire référence dès que l’on commence à s’égarer dans les méandres du trop plein d’information</text:p>
        </text:list-item>
      </text:list>
      <text:p text:style-name="P3"><text:span text:style-name="T2">Vue </text:span><text:span text:style-name="T5">6</text:span></text:p>
      <text:list xml:id="list173711468748191" text:continue-numbering="true" text:style-name="L1">
        <text:list-item>
          <text:p text:style-name="P40">Le deuxième point de vue est celui du système d’exploitation</text:p>
        </text:list-item>
        <text:list-item>
          <text:p text:style-name="P40">Les systèmes Unix sont souvent représentés avec 3 cercles concentriques : le noyau ou kernel au centre, le shell au dessus et ensuite les applications</text:p>
        </text:list-item>
        <text:list-item>
          <text:p text:style-name="P40">Imaginons ici que l’on fait un zoom avec un grossissement très important</text:p>
        </text:list-item>
        <text:list-item>
          <text:p text:style-name="P40">Les trois cercles sont devenus 3 couches dans lesquelles la modélisation réseau contemporaine s’insère parfaitement</text:p>
        </text:list-item>
        <text:list-item>
          <text:p text:style-name="P41">La 4 premières couches de la modélisation font partie du sous-système réseau du noyau et la couche application porte le même nom quelque soit le point de vue : réseau ou système</text:p>
        </text:list-item>
        <text:list-item>
          <text:p text:style-name="P41">Une application, un programme ou un démon utilise un canal de communication mémoire particulier pour échanger avec le sous-système réseau du noyau</text:p>
        </text:list-item>
        <text:list-item>
          <text:p text:style-name="P41">On appelle ce canal de communication socket ou prise réseau dans un français plus académique</text:p>
        </text:list-item>
        <text:list-item>
          <text:p text:style-name="P41">Un programme qui utilise une ou plusieurs prises réseau fait appel aux bibliothèques standard dans lesquelles on trouve des définitions de structures de données ou enregistrements et des définitions de sous-programmes dont un s’appelle justement socket</text:p>
        </text:list-item>
        <text:list-item>
          <text:p text:style-name="P41">Enfin, c’est au niveau du shell que l’on peut lancer les commandes et visualiser les résultats correspondants</text:p>
        </text:list-item>
        <text:list-item>
          <text:p text:style-name="P41">Le traitement des questions de ce support de travaux pratique est justement basé sur la lecture des résultats produits par différentes commandes au niveau du shell</text:p>
        </text:list-item>
      </text:list>
      <text:p text:style-name="P4"><text:span text:style-name="T2">Vue </text:span><text:span text:style-name="T6">7</text:span></text:p>
      <text:list xml:id="list173710302008215" text:continue-numbering="true" text:style-name="L1">
        <text:list-item>
          <text:p text:style-name="P41">Nous allons conclure cette première vidéo</text:p>
        </text:list-item>
        <text:list-item>
          <text:p text:style-name="P41">Il faut maintenant se lancer à l’assaut de la console et affronter les <text:span text:style-name="T22">terribles commandes GNU/Linux </text:span></text:p>
        </text:list-item>
        <text:list-item>
          <text:p text:style-name="P42"><text:span text:style-name="T23">Vous avez ici un</text:span> lien vers une anti-sèche sur la syntaxe et les options des principales commandes à utiliser pour accéder aux interfaces réseau</text:p>
        </text:list-item>
        <text:list-item>
          <text:p text:style-name="P43">Voilà, j’espère vous avoir donné envie de poursuivre et de visionner les capsules vidéo des séries de questions du support de travaux pratiques</text:p>
        </text:list-item>
      </text:list>
      <text:p text:style-name="P6"><text:span text:style-name="T2">Vue </text:span><text:span text:style-name="T7">8 →</text:span><text:span text:style-name="T8"> </text:span><text:span text:style-name="T18">capsule</text:span><text:span text:style-name="T8"> 1</text:span></text:p>
      <text:list xml:id="list173710957304841" text:continue-numbering="true" text:style-name="L1">
        <text:list-item>
          <text:p text:style-name="P43">Cette vidéo est la première d’une série de 6 capsules</text:p>
        </text:list-item>
        <text:list-item>
          <text:p text:style-name="P43">Elle correspond à la première rubrique des questions de sur la configuration d’une interface Ethernet</text:p>
        </text:list-item>
        <text:list-item>
          <text:p text:style-name="P43">On utilise ici deux machines distinctes avec deux architectures différentes : un PC de type Brix et une carte raspberry pi</text:p>
        </text:list-item>
        <text:list-item>
          <text:p text:style-name="P43">L’objectif est d’identifier les ressources matérielles et logicielles, le mode de raccordement au réseau Ethernet et l’état de l’interface</text:p>
        </text:list-item>
        <text:list-item>
          <text:p text:style-name="P43">Pour cela nous devons traiter 3 questions, ce qui nous renvoie au support de travaux pratiques</text:p>
        </text:list-item>
      </text:list>
      <text:p text:style-name="P10">aller vers le support <text:span text:style-name="T25">section 2</text:span></text:p>
      <text:list xml:id="list173711083586428" text:continue-numbering="true" text:style-name="L1">
        <text:list-item>
          <text:p text:style-name="P43">Les 3 questions font références à deux sections de la table des matières</text:p>
        </text:list-item>
        <text:list-item>
          <text:p text:style-name="P43">Dans ces sections, les commandes GNU/Linux utiles sont introduites</text:p>
        </text:list-item>
        <text:list-item>
          <text:p text:style-name="P47">On note bien que cette question porte sur les éléments de la couche physique de la modélisation réseau contemporaine</text:p>
        </text:list-item>
      </text:list>
      <text:p text:style-name="P10"><text:span text:style-name="T31">retour et </text:span>lecture de la <text:span text:style-name="T36">question Q1</text:span></text:p>
      <text:list xml:id="list173712289559560" text:continue-numbering="true" text:style-name="L1">
        <text:list-item>
          <text:p text:style-name="P44">Pour répondre à cette question, on nous propose <text:span text:style-name="T24">d’utiliser 4 commandes : lspci, lsusb, lsmod et dmesg</text:span></text:p>
        </text:list-item>
      </text:list>
      <text:p text:style-name="P18">démo des commandes <text:span text:style-name="T30">en commençant par ls</text:span></text:p>
      <text:p text:style-name="P18"><text:tab/>lspci + lsmod sur Brix</text:p>
      <text:p text:style-name="P18"><text:tab/>lsusb + dmesg sur Rpi</text:p>
      <text:p text:style-name="P11"><text:span text:style-name="T31">retour et </text:span>lecture de la question <text:span text:style-name="T36">Q2</text:span></text:p>
      <text:list xml:id="list173710328187130" text:continue-numbering="true" text:style-name="L1">
        <text:list-item>
          <text:p text:style-name="P44"><text:span text:style-name="T24">Pour</text:span> <text:span text:style-name="T24">répondre à cette question il faut faire appel à une autre commande : ethtool</text:span></text:p>
        </text:list-item>
        <text:list-item>
          <text:p text:style-name="P49">Cette commande nécessite des droits particuliers</text:p>
        </text:list-item>
        <text:list-item>
          <text:p text:style-name="P49">Nous allons donc <text:span text:style-name="T31">devoir </text:span>faire appel à sudo, un outil qui nous permet d’accéder aux droits du super utilisateur le temps d’une commande</text:p>
        </text:list-item>
      </text:list>
      <text:p text:style-name="P18"><text:soft-page-break/>démo de la commande ethtool sur Brix + Rpi</text:p>
      <text:p text:style-name="P12"><text:span text:style-name="T31">retour </text:span>lecture de la question <text:span text:style-name="T36">Q3</text:span></text:p>
      <text:list xml:id="list173711606230925" text:continue-numbering="true" text:style-name="L1">
        <text:list-item>
          <text:p text:style-name="P50">Pour cette troisième question, on nous propose une autre section de la table des matières <text:span text:style-name="T31">du support</text:span></text:p>
        </text:list-item>
      </text:list>
      <text:p text:style-name="P13">aller vers le support <text:span text:style-name="T25">section 3</text:span></text:p>
      <text:list xml:id="list173710511698097" text:continue-numbering="true" text:style-name="L1">
        <text:list-item>
          <text:p text:style-name="P47">Nous passons ici à la couche liaison de données de la modélisation réseau contemporaine</text:p>
        </text:list-item>
        <text:list-item>
          <text:p text:style-name="P51"><text:span text:style-name="T31">On ajoute e</text:span>ncore une nouvelle commande, <text:span text:style-name="T31">la commande ip qui nous permet ici de faire la synthèse sur l’état du lien vers le réseau Ethernet</text:span></text:p>
        </text:list-item>
        <text:list-item>
          <text:p text:style-name="P52">Fort heureusement, cette commande ip <text:span text:style-name="T31">ne se limite pas au niveau liaison et elle </text:span>va nous permettre de traiter la majeure partie des questions à venir</text:p>
        </text:list-item>
      </text:list>
      <text:p text:style-name="P18">démo de la commande ip link ls sur Brix + Rpi</text:p>
      <text:p text:style-name="P13">aller vers le support <text:span text:style-name="T25">section 3 et lecture tableau des état</text:span></text:p>
      <text:p text:style-name="P18">insister sur LOWER_UP</text:p>
      <text:p text:style-name="P14"><text:span text:style-name="T31">retour vers les </text:span>question<text:span text:style-name="T31">s</text:span></text:p>
      <text:list xml:id="list173712370433383" text:continue-numbering="true" text:style-name="L1">
        <text:list-item>
          <text:p text:style-name="P47">Voilà. Nous avons traité les 3 questions de la première rubrique consacrée à l’identification des ressources et les états d’une interface Ethernet</text:p>
        </text:list-item>
        <text:list-item>
          <text:p text:style-name="P52"><text:span text:style-name="T31">Ce faisant, nous avons couvert les couches physique et liaison de données de la </text:span>m<text:span text:style-name="T31">odélisation réseau</text:span></text:p>
        </text:list-item>
        <text:list-item>
          <text:p text:style-name="P47">La capsule vidéo suivante aborde les différentes adresses d’une interface et leur portée</text:p>
        </text:list-item>
      </text:list>
      <text:p text:style-name="P67"><text:span text:style-name="T2">Vue </text:span><text:span text:style-name="T9">9</text:span><text:span text:style-name="T7"> →</text:span><text:span text:style-name="T8"> capsule </text:span><text:span text:style-name="T9">2</text:span></text:p>
      <text:list xml:id="list173712231930851" text:continue-numbering="true" text:style-name="L1">
        <text:list-item>
          <text:p text:style-name="P45">Cette vidéo est la <text:span text:style-name="T32">deuxième</text:span> d’une série de 6 capsules</text:p>
        </text:list-item>
        <text:list-item>
          <text:p text:style-name="P45">Elle correspond à la <text:span text:style-name="T32">deuxième</text:span> rubrique des questions de sur la configuration d’une interface Ethernet</text:p>
        </text:list-item>
        <text:list-item>
          <text:p text:style-name="P45">On utilise <text:span text:style-name="T32">à nouveau</text:span> deux machines distinctes avec deux architectures différentes : un PC de type Brix et une carte raspberry pi</text:p>
        </text:list-item>
        <text:list-item>
          <text:p text:style-name="P45">L’objectif est <text:span text:style-name="T32">de repérer les différentes adresses d’une interface et leur portée</text:span></text:p>
        </text:list-item>
        <text:list-item>
          <text:p text:style-name="P45">Pour cela nous devons traiter 3 questions qui nous renvoie<text:span text:style-name="T33">nt</text:span> <text:span text:style-name="T34">principalement à la section 5 du</text:span> support de travaux pratiques</text:p>
        </text:list-item>
      </text:list>
      <text:p text:style-name="P8"><text:span text:style-name="T26">aller vers le support </text:span><text:span text:style-name="T27">section </text:span><text:span text:style-name="T28">5</text:span></text:p>
      <text:list xml:id="list173710321779657" text:continue-numbering="true" text:style-name="L1">
        <text:list-item>
          <text:p text:style-name="P45">Dans ce<text:span text:style-name="T34">tte</text:span> section, <text:span text:style-name="T34">on retrouve la commande ip avec une nouvelle option → addr pour address </text:span></text:p>
        </text:list-item>
        <text:list-item>
          <text:p text:style-name="P48">On note bien que <text:span text:style-name="T34">les</text:span> question<text:span text:style-name="T34">s</text:span> porte<text:span text:style-name="T34">nt</text:span> sur les éléments de<text:span text:style-name="T34">s </text:span>couche<text:span text:style-name="T34">s</text:span> <text:span text:style-name="T34">liaison et réseau</text:span> de la modélisation réseau contemporaine</text:p>
        </text:list-item>
      </text:list>
      <text:p text:style-name="P15"><text:span text:style-name="T31">retour </text:span>lecture de la question <text:span text:style-name="T36">Q4</text:span></text:p>
      <text:p text:style-name="P19">démo de la commande ip <text:span text:style-name="T35">addr</text:span> ls sur Brix + Rpi <text:span text:style-name="T36">avec repérage des 3 lignes</text:span></text:p>
      <text:p text:style-name="P19"><text:span text:style-name="T2">Vue </text:span><text:span text:style-name="T10">10</text:span></text:p>
      <text:list xml:id="list173711422348515" text:continue-numbering="true" text:style-name="L1">
        <text:list-item>
          <text:p text:style-name="P53">Sur cette vue, on a recopié les différentes adresses des interfaces Ethernet des deux machines</text:p>
        </text:list-item>
        <text:list-item>
          <text:p text:style-name="P53">Au niveau liaison de données, on trouve les adresses MAC</text:p>
        </text:list-item>
        <text:list-item>
          <text:p text:style-name="P53">Au niveau réseau, on trouve les adresses IPv4 et IPv6</text:p>
        </text:list-item>
      </text:list>
      <text:p text:style-name="P16"><text:span text:style-name="T31">retour </text:span>lecture de la question <text:span text:style-name="T36">Q5</text:span></text:p>
      <text:p text:style-name="P19"><text:span text:style-name="T2">Vue </text:span><text:span text:style-name="T10">11</text:span></text:p>
      <text:list xml:id="list173710269734743" text:continue-numbering="true" text:style-name="L1">
        <text:list-item>
          <text:p text:style-name="P54">On s’intéresse ici à la couche liaison de données</text:p>
        </text:list-item>
        <text:list-item>
          <text:p text:style-name="P54">Dans l’en-tête d’une trame Ethernet on trouve l’adresse MAC source de l’interface qui sert à émettre les données qui suivent</text:p>
        </text:list-item>
        <text:list-item>
          <text:p text:style-name="P54"><text:soft-page-break/>L’espace de visibilité ou la portée d’une adresse MAC est limité au seul réseau local Ethernet</text:p>
        </text:list-item>
        <text:list-item>
          <text:p text:style-name="P54">Tant que nous sommes concentrés sur la couche liaison, on peut donner quelques précisions sur le format des adresses MAC</text:p>
        </text:list-item>
        <text:list-item>
          <text:p text:style-name="P54">À l’origine une adresse MAC est uniquement représentée en hexadécimal sur 6 octets soit 48 bits</text:p>
        </text:list-item>
        <text:list-item>
          <text:p text:style-name="P54">On parle alors de format eui-48</text:p>
        </text:list-item>
        <text:list-item>
          <text:p text:style-name="P54">Avec l’arrivée du protocole IPv6 en couche réseau et surtout de la notion d’adressage automatique sans faire appel à un service tiers il est devenu nécessaire de représenter une adresse MAC sur 64 bits</text:p>
        </text:list-item>
        <text:list-item>
          <text:p text:style-name="P54">C’est là qu’apparaît le format eui-64</text:p>
        </text:list-item>
        <text:list-item>
          <text:p text:style-name="P54">Sans faire appel à un mécanisme d’anonymisation particulier, on insère la clé ff:fe au milieu de l’adresse MAC eui-48</text:p>
        </text:list-item>
      </text:list>
      <text:p text:style-name="P24"><text:span text:style-name="T12">Retour sur la </text:span><text:span text:style-name="T13">Vue </text:span><text:span text:style-name="T14">1</text:span><text:span text:style-name="T12">0</text:span></text:p>
      <text:p text:style-name="P22">explications sur les @MAC et adresses de lien local</text:p>
      <text:p text:style-name="P25"><text:span text:style-name="T13">Vue </text:span><text:span text:style-name="T14">1</text:span><text:span text:style-name="T15">2</text:span></text:p>
      <text:list xml:id="list173711879930007" text:continue-numbering="true" text:style-name="L1">
        <text:list-item>
          <text:p text:style-name="P55">On passe maintenant à la couche réseau</text:p>
        </text:list-item>
        <text:list-item>
          <text:p text:style-name="P55">Comme dans le cas de l’encapsulation au niveau liaison, on trouve dans l’en-tête de la couche réseau l’adresse IP source</text:p>
        </text:list-item>
        <text:list-item>
          <text:p text:style-name="P55">Ce sont ces adresses source qui correspondent aux relevés réalisés dans la question précédente</text:p>
        </text:list-item>
        <text:list-item>
          <text:p text:style-name="P56">Toutes les adresses IP n’ont pas le même espace de visibilité</text:p>
        </text:list-item>
        <text:list-item>
          <text:p text:style-name="P56">On en distingue 3 principaux</text:p>
        </text:list-item>
        <text:list-item>
          <text:p text:style-name="P56">Dans le cas du réseau local, les adresses IP ont la même portée que les adresses MAC</text:p>
        </text:list-item>
        <text:list-item>
          <text:p text:style-name="P56">Dans le cas d’une adresse appartenant à un préfixe de réseau privé, les paquets ne seront pas routés vers l’Internet et resteront à l’intérieur d’un périmètre d’interconnexion entre réseaux privés</text:p>
        </text:list-item>
        <text:list-item>
          <text:p text:style-name="P56"><text:soft-page-break/>Pour acheminer du trafic entre un ou plusieurs réseaux privés et l’Internet on doit utilisé un mécanisme de traduction d’adresse connu sous l’acronyme NAT pour Native Address Translation</text:p>
        </text:list-item>
        <text:list-item>
          <text:p text:style-name="P56">L’étude de la traduction d’adresse sort du cadre de nos questions</text:p>
        </text:list-item>
        <text:list-item>
          <text:p text:style-name="P56">Ici, nous ne faisons que constater que la traduction d’adresse est utilisée</text:p>
        </text:list-item>
        <text:list-item>
          <text:p text:style-name="P57">Enfin, <text:span text:style-name="T38">les adresses dites publiques ont pour portée la totalité de l’Internet</text:span></text:p>
        </text:list-item>
      </text:list>
      <text:p text:style-name="P26"><text:span text:style-name="T13">Vue </text:span><text:span text:style-name="T14">1</text:span><text:span text:style-name="T16">3</text:span></text:p>
      <text:list xml:id="list173712046138361" text:continue-numbering="true" text:style-name="L1">
        <text:list-item>
          <text:p text:style-name="P58">Voyons maintenant ce qu’il en est pour IPv4 <text:span text:style-name="T40">exclusiv</text:span>ement</text:p>
        </text:list-item>
        <text:list-item>
          <text:p text:style-name="P58">Un préfixe <text:span text:style-name="T40">réseau </text:span>dit de «lien local» est dédié au réseau local <text:span text:style-name="T40">Ethernet</text:span></text:p>
        </text:list-item>
        <text:list-item>
          <text:p text:style-name="P58">Il permet les communications entre les hôtes d’un même réseau local sans <text:span text:style-name="T39">recours à un </text:span>service tiers de configuration réseau <text:span text:style-name="T39">tel que</text:span> DHCP</text:p>
        </text:list-item>
        <text:list-item>
          <text:p text:style-name="P59">Pour les réseaux privés, les 3 préfixes retenus dans le document standard RFC 1918 ont été retenus pour un usage privé : le 10/8, le 172.16/12 et le 192.168/16</text:p>
        </text:list-item>
        <text:list-item>
          <text:p text:style-name="P59">Enfin l’IANA pour <text:span text:style-name="T41">Internet Assigned Numbers Authority</text:span> se charge de l’attribution des préfixes réseau vers les RIRs pour <text:span text:style-name="T41">Regional Internet Registries</text:span></text:p>
        </text:list-item>
        <text:list-item>
          <text:p text:style-name="P59">Ces autorités régionales se chargent ensuite du redécoupage vers les LIRs pour <text:span text:style-name="T41">Local Internet Registries</text:span></text:p>
        </text:list-item>
        <text:list-item>
          <text:p text:style-name="P59">Pour <text:span text:style-name="T43">l’Europe, les pays de l’est et le moyen orient, l’entité qui a autorité s’appelle RIPE NCC pour Réseaux IP Européens Network Coordination Centre</text:span></text:p>
        </text:list-item>
      </text:list>
      <text:p text:style-name="P27"><text:span text:style-name="T13">Vue </text:span><text:span text:style-name="T14">1</text:span><text:span text:style-name="T17">4</text:span></text:p>
      <text:list xml:id="list173711379736505" text:continue-numbering="true" text:style-name="L1">
        <text:list-item>
          <text:p text:style-name="P60">Passons maintenant à IPv6</text:p>
        </text:list-item>
        <text:list-item>
          <text:p text:style-name="P60">On retrouve un découpage identique même si les objectifs ne sont pas du tout les mêmes</text:p>
        </text:list-item>
        <text:list-item>
          <text:p text:style-name="P60">En effet, la volonté et/ou le besoin de mécanismes d’adressage automatique sans recours au service DHCP ont conduit à la mise en place d’un préfixe de lien local dont <text:soft-page-break/>le rôle est essentiel vis-à-vis du voisinage réseau → le fe80::/10</text:p>
        </text:list-item>
        <text:list-item>
          <text:p text:style-name="P60">Sans aucune configuration interne ou externe, une interface Ethernet se voit attribué une adresse dont les 64 premiers bits partant de la gauche contiennent le préfixe réseau fe80 et les 64 bits suivants une adresse MAC au format eui-64</text:p>
        </text:list-item>
        <text:list-item>
          <text:p text:style-name="P60">Comme nous l’avons relevé sur les deux systèmes étudiés, l’adresse MAC eui-64 peut être générée aléatoirement dans le but de masquer la véritable adresse MAC contenue dans le composant contrôleur Ethernet</text:p>
        </text:list-item>
        <text:list-item>
          <text:p text:style-name="P60">C’est le cas de la carte Raspberry PI</text:p>
        </text:list-item>
        <text:list-item>
          <text:p text:style-name="P60">Sur le PC Brix, l’adresse de lien local a été composée à partir de l’adresse MAC d’origine au format eui-48 et de la clé ff:fe qui a été introduite entre les 3 premiers octets et les 3 derniers</text:p>
        </text:list-item>
        <text:list-item>
          <text:p text:style-name="P60">Avec IPv6, il existe une catégorie d’adresses appelées <text:span text:style-name="T41">Unique Local Addresses</text:span> <text:span text:style-name="T44">(ULA) </text:span>qui n’ont pas vocation à être utilisées sur l’Internet</text:p>
        </text:list-item>
        <text:list-item>
          <text:p text:style-name="P60">Les adresses de cette catégorie appartiennent au préfixe fc00::/7</text:p>
        </text:list-item>
        <text:list-item>
          <text:p text:style-name="P60">Ensuite, on retrouve le réseau public et la catégorie baptisée <text:span text:style-name="T42">Global Unicast Address</text:span><text:span text:style-name="T44"> (GUA)</text:span></text:p>
        </text:list-item>
        <text:list-item>
          <text:p text:style-name="P61">Il s’agit de l’espace des adresses publiques</text:p>
        </text:list-item>
        <text:list-item>
          <text:p text:style-name="P61">Dans notre exemple les adresses des deux machines appartiennent au préfixe réseau 2001:678:3fc:4::/64</text:p>
        </text:list-item>
      </text:list>
      <text:p text:style-name="P28"><text:span text:style-name="T12">Retour sur la </text:span><text:span text:style-name="T13">Vue </text:span><text:span text:style-name="T14">1</text:span><text:span text:style-name="T12">0</text:span></text:p>
      <text:p text:style-name="P17"><text:span text:style-name="T31">retour </text:span>lecture de la question <text:span text:style-name="T36">Q6</text:span></text:p>
      <text:list xml:id="list173710799880368" text:continue-numbering="true" text:style-name="L1">
        <text:list-item>
          <text:p text:style-name="P63">Les deux systèmes étudiés appartiennent à un même réseau local</text:p>
        </text:list-item>
        <text:list-item>
          <text:p text:style-name="P63">On en déduit qu’ils appartiennent aussi à un même réseau IPv4 et à un même réseau IPv6</text:p>
        </text:list-item>
        <text:list-item>
          <text:p text:style-name="P64">Il existe une méthode rapide pour obtenir la liste des réseaux auxquels une interface réseau Ethernet appartient</text:p>
        </text:list-item>
        <text:list-item>
          <text:p text:style-name="P64"><text:soft-page-break/>Nous verrons cela dans la capsule vidéo sur la lecture d’une table de routage</text:p>
        </text:list-item>
        <text:list-item>
          <text:p text:style-name="P64">Pour l’instant nous devons exploiter les adresses des interfaces Ethernet</text:p>
        </text:list-item>
        <text:list-item>
          <text:p text:style-name="P63">Pour ce qui est du réseau IPv4, nous devons utiliser l’adresse d’un hôte et le nombre de bits à 1 du masque réseau</text:p>
        </text:list-item>
        <text:list-item>
          <text:p text:style-name="P64">Dans notre cas, le masque réseau contient 20 bits à 1</text:p>
        </text:list-item>
        <text:list-item>
          <text:p text:style-name="P63">Nous allons utiliser ipcalc pour déterminer rapidement l’adresse du réseau</text:p>
        </text:list-item>
      </text:list>
      <text:p text:style-name="P20">démo de la commande ip<text:span text:style-name="T45">calc</text:span></text:p>
      <text:list xml:id="list173711304147254" text:continue-numbering="true" text:style-name="L1">
        <text:list-item>
          <text:p text:style-name="P66"><text:span text:style-name="T47">Nos deux machines appartiennent au réseau IPv4 </text:span>172.16.16.0/20</text:p>
        </text:list-item>
      </text:list>
      <text:p text:style-name="P21">démo de la commande ip <text:span text:style-name="T48">addr ls dev eth0</text:span></text:p>
      <text:list xml:id="list173711572477702" text:continue-numbering="true" text:style-name="L1">
        <text:list-item>
          <text:p text:style-name="P64">Pour ce qui est du réseau IPv6, nous savons que le masque réseau contient 64 bits à 1</text:p>
        </text:list-item>
        <text:list-item>
          <text:p text:style-name="P61"><text:span text:style-name="T50">U</text:span>n chiffre hexadécimal regroupe 4 bits</text:p>
        </text:list-item>
        <text:list-item>
          <text:p text:style-name="P61">4 chiffres hexadécimaux composent un hextet <text:span text:style-name="T46">de 16 bits</text:span></text:p>
        </text:list-item>
        <text:list-item>
          <text:p text:style-name="P61">Chaque he<text:span text:style-name="T46">x</text:span>tet de l’adresse <text:span text:style-name="T50">IPv6 </text:span>est séparé par le caractère ‘:’</text:p>
        </text:list-item>
        <text:list-item>
          <text:p text:style-name="P61">4 hextets regroupent 64 bits et constituent la partie réseau de l’adresse IPv6 comme la notation /64 l’indique</text:p>
        </text:list-item>
        <text:list-item>
          <text:p text:style-name="P65">Nos deux machines appartiennent donc au réseau IPv6 2001:678:3fc:4::/64</text:p>
        </text:list-item>
        <text:list-item>
          <text:p text:style-name="P65">Voilà, nous avons traité les 3 questions de cette rubrique et maintenant que nous connaissons les adresses utilisées par les interfaces Ethernet des deux systèmes utilisés, nous allons pouvoir nous intéresser aux autres hôtes du réseau local → les voisins</text:p>
        </text:list-item>
        <text:list-item>
          <text:p text:style-name="P65">Le voisinage réseau est justement l’objet de la capsule suivante</text:p>
        </text:list-item>
      </text:list>
      <text:p text:style-name="P29"><text:span text:style-name="T19">Vue</text:span><text:span text:style-name="T2"> </text:span><text:span text:style-name="T11">15</text:span><text:span text:style-name="T7"> →</text:span><text:span text:style-name="T8"> capsule </text:span><text:span text:style-name="T11">3</text:span></text:p>
      <text:list xml:id="list173710513904545" text:continue-numbering="true" text:style-name="L1">
        <text:list-item>
          <text:p text:style-name="P46">Cette vidéo est la <text:span text:style-name="T49">troisième</text:span> d’une série de 6 capsules</text:p>
        </text:list-item>
        <text:list-item>
          <text:p text:style-name="P46">On <text:span text:style-name="T49">retrouve</text:span> <text:span text:style-name="T49">les </text:span>deux machines distinctes avec deux architectures différentes : un PC de type Brix et une carte raspberry pi</text:p>
        </text:list-item>
        <text:list-item>
          <text:p text:style-name="P46">L’objectif est <text:span text:style-name="T32">de reconnaître les hôtes voisins présents dans le même réseau local Ethernet</text:span></text:p>
        </text:list-item>
        <text:list-item>
          <text:p text:style-name="P46">Pour cela nous devons traiter <text:span text:style-name="T49">5</text:span> questions qui nous renvoie<text:span text:style-name="T33">nt</text:span> <text:span text:style-name="T34">principalement à la section 4 du</text:span> support de travaux pratiques</text:p>
        </text:list-item>
      </text:list>
      <text:p text:style-name="P9"><text:span text:style-name="T26">aller vers le support </text:span><text:span text:style-name="T27">section </text:span><text:span text:style-name="T29">4</text:span></text:p>
      <text:list xml:id="list173711750187451" text:continue-numbering="true" text:style-name="L1">
        <text:list-item>
          <text:p text:style-name="P62"/>
        </text:list-item>
      </text:list>
      <text:p text:style-name="P23"/>
      <text:list xml:id="list173711077764898" text:continue-numbering="true" text:style-name="L1">
        <text:list-header>
          <text:p text:style-name="P60"/>
        </text:list-header>
      </text:list>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svg:font-family="'Noto Serif'" style:font-family-generic="roman"/>
    <style:font-face style:name="FreeSans1" svg:font-family="FreeSans" style:font-family-generic="swiss"/>
    <style:font-face style:name="Noto Sans" svg:font-family="'Noto Sans'" style:font-family-generic="swiss"/>
    <style:font-face style:name="Source Code Pro" svg:font-family="'Source Code Pro'" style:font-adornments="Normal" style:font-pitch="fixed"/>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Code Pro" fo:font-family="'Source Code Pro'" style:font-style-name="Normal" style:font-pitch="fixed" fo:font-size="14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fo:font-family="'Noto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tu</meta:initial-creator>
    <meta:creation-date>2018-03-29T16:44:46.639893649</meta:creation-date>
    <dc:date>2018-03-31T17:37:10.080911210</dc:date>
    <dc:creator>Philippe Latu</dc:creator>
    <meta:editing-duration>PT2H59M30S</meta:editing-duration>
    <meta:editing-cycles>31</meta:editing-cycles>
    <meta:generator>LibreOffice/6.0.2.1.0$Linux_X86_64 LibreOffice_project/00m0$Build-1</meta:generator>
    <meta:document-statistic meta:table-count="0" meta:image-count="0" meta:object-count="0" meta:page-count="14" meta:paragraph-count="181" meta:word-count="2852" meta:character-count="16482" meta:non-whitespace-character-count="13945"/>
  </office:meta>
</office:document-meta>
</file>